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Standard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P4" style:family="paragraph" style:parent-style-name="Standard">
      <style:text-properties style:text-underline-style="none" fo:font-weight="bold" style:font-weight-asian="bold" style:font-weight-complex="bold"/>
    </style:style>
    <style:style style:name="P5" style:family="paragraph" style:parent-style-name="Standard">
      <style:text-properties fo:font-weight="normal" style:font-weight-asian="normal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3NF process:</text:p>
      <text:p text:style-name="Standard"/>
      <text:p text:style-name="P4">users:</text:p>
      <text:p text:style-name="Standard"><text:span text:style-name="T1">username</text:span>, firstname, lastname, <text:s/>email, phone, street_num, street_name, unit, city, province, postalcode, <text:s/>password, isadmin</text:p>
      <text:p text:style-name="Standard"><text:tab/>All other columns dependent only on username → 3NF; no partial, no transitive dependencies</text:p>
      <text:p text:style-name="Standard"/>
      <text:p text:style-name="Standard"/>
      <text:p text:style-name="P1">inventory :</text:p>
      <text:p text:style-name="Standard"><text:s/><text:span text:style-name="T1">p_id</text:span>, name, qty, unitprice, type, proc, space, s_type, descr, <text:s/>screen , <text:s text:c="2"/>image_link </text:p>
      <text:p text:style-name="Standard"><text:tab/>All other columns dependent only on p_id → 3NF; no partial, no transitive dependencies</text:p>
      <text:p text:style-name="Standard"/>
      <text:p text:style-name="P1">cart:</text:p>
      <text:p text:style-name="P5"><text:span text:style-name="T1">username, p_id</text:span>, qty, unitprice, price</text:p>
      <text:p text:style-name="P5"><text:tab/>price dependent on unitprice and qty → 1NF</text:p>
      <text:p text:style-name="P5"/>
      <text:p text:style-name="P3">username, p_id,<text:span text:style-name="T2"> qty, unitprice</text:span></text:p>
      <text:p text:style-name="P3"><text:span text:style-name="T2"><text:tab/>unitprice is redundant here → 2NF</text:span></text:p>
      <text:p text:style-name="P3"><text:span text:style-name="T2"/></text:p>
      <text:p text:style-name="P3">username, p_id,<text:span text:style-name="T2"> qty</text:span></text:p>
      <text:p text:style-name="P3"><text:span text:style-name="T2"><text:tab/>no dependencies now, no redundancy → 3NF</text:span></text:p>
      <text:p text:style-name="P3"><text:span text:style-name="T2"/></text:p>
      <text:p text:style-name="P2"><text:span text:style-name="T2">purchase:</text:span></text:p>
      <text:p text:style-name="P3">o_id, username, p_id<text:span text:style-name="T2">, qty, unitprice, orderdate, shippingStatus</text:span></text:p>
      <text:p text:style-name="P3"><text:span text:style-name="T2"><text:tab/>shippingStatus dependent on orderdate → 1NF</text:span></text:p>
      <text:p text:style-name="P3"><text:span text:style-name="T2"><text:tab/>unitprice is redundant</text:span></text:p>
      <text:p text:style-name="P3"><text:span text:style-name="T2"/></text:p>
      <text:p text:style-name="P3">o_id, username, p_id<text:span text:style-name="T2">, qty, orderdate</text:span></text:p>
      <text:p text:style-name="P3"><text:span text:style-name="T2"><text:tab/>no more dependencies → 3NF</text:span></text:p>
      <text:p text:style-name="P3"><text:span text:style-name="T2"/></text:p>
      <text:p text:style-name="P2"><text:span text:style-name="T2">review:</text:span></text:p>
      <text:p text:style-name="P3">username, p_id,<text:span text:style-name="T2"> pseudonym, rating, msg</text:span></text:p>
      <text:p text:style-name="P3"><text:span text:style-name="T2"><text:tab/>username, p_id determine pseudonym, rating, msg; no partial, no transitive dependencies</text:span></text:p>
      <text:p text:style-name="P3"><text:span text:style-name="T2"><text:tab/>→ 3NF</text:span></text:p>
      <text:p text:style-name="P3"><text:span text:style-name="T2"/></text:p>
      <text:p text:style-name="P3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d </meta:initial-creator>
    <meta:creation-date>2015-04-05T21:08:02</meta:creation-date>
    <dc:date>2015-04-05T21:25:47</dc:date>
    <dc:creator>ed </dc:creator>
    <meta:editing-duration>PT11M19S</meta:editing-duration>
    <meta:editing-cycles>2</meta:editing-cycles>
    <meta:generator>LibreOffice/3.5$Linux_X86_64 LibreOffice_project/350m1$Build-2</meta:generator>
    <meta:document-statistic meta:table-count="0" meta:image-count="0" meta:object-count="0" meta:page-count="1" meta:paragraph-count="24" meta:word-count="138" meta:character-count="967" meta:non-whitespace-character-count="835"/>
  </office:meta>
</office:document-meta>
</file>